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ist to ab (Y)</text:p>
          </table:table-cell>
          <table:table-cell office:value-type="string" calcext:value-type="string">
            <text:p>dist to cd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C4]-[.$A$1])^2 +([.D4]-[.$A$2])^2" office:value-type="float" office:value="10" calcext:value-type="float">
            <text:p>10</text:p>
          </table:table-cell>
          <table:table-cell table:formula="of:=([.C4]-[.$B$1])^2 +([.D4]-[.$B$2])^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C5]-[.$A$1])^2 +([.D5]-[.$A$2])^2" office:value-type="float" office:value="72" calcext:value-type="float">
            <text:p>72</text:p>
          </table:table-cell>
          <table:table-cell table:formula="of:=([.C5]-[.$B$1])^2 +([.D5]-[.$B$2])^2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6]-[.$A$1])^2 +([.D6]-[.$A$2])^2" office:value-type="float" office:value="37" calcext:value-type="float">
            <text:p>37</text:p>
          </table:table-cell>
          <table:table-cell table:formula="of:=([.C6]-[.$B$1])^2 +([.D6]-[.$B$2])^2" office:value-type="float" office:value="197" calcext:value-type="float">
            <text:p>19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([.C7]-[.$A$1])^2 +([.D7]-[.$A$2])^2" office:value-type="float" office:value="45" calcext:value-type="float">
            <text:p>45</text:p>
          </table:table-cell>
          <table:table-cell table:formula="of:=([.C7]-[.$B$1])^2 +([.D7]-[.$B$2])^2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C9]-[.$A$1])^2 +([.D9]-[.$A$2])^2" office:value-type="float" office:value="61" calcext:value-type="float">
            <text:p>61</text:p>
          </table:table-cell>
          <table:table-cell table:formula="of:=([.C9]-[.$B$1])^2 +([.D9]-[.$B$2])^2"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[.C10]-[.$A$1])^2 +([.D10]-[.$A$2])^2" office:value-type="float" office:value="208" calcext:value-type="float">
            <text:p>208</text:p>
          </table:table-cell>
          <table:table-cell table:formula="of:=([.C10]-[.$B$1])^2 +([.D10]-[.$B$2])^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[.C11]-[.$A$1])^2 +([.D11]-[.$A$2])^2" office:value-type="float" office:value="100" calcext:value-type="float">
            <text:p>100</text:p>
          </table:table-cell>
          <table:table-cell table:formula="of:=([.C11]-[.$B$1])^2 +([.D11]-[.$B$2])^2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([.C12]-[.$A$1])^2 +([.D12]-[.$A$2])^2" office:value-type="float" office:value="169" calcext:value-type="float">
            <text:p>169</text:p>
          </table:table-cell>
          <table:table-cell table:formula="of:=([.C12]-[.$B$1])^2 +([.D12]-[.$B$2])^2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([.C14]-[.$A$1])^2 +([.D14]-[.$A$2])^2" office:value-type="float" office:value="8" calcext:value-type="float">
            <text:p>8</text:p>
          </table:table-cell>
          <table:table-cell table:formula="of:=([.C14]-[.$B$1])^2 +([.D14]-[.$B$2])^2"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[.C15]-[.$A$1])^2 +([.D15]-[.$A$2])^2" office:value-type="float" office:value="53" calcext:value-type="float">
            <text:p>53</text:p>
          </table:table-cell>
          <table:table-cell table:formula="of:=([.C15]-[.$B$1])^2 +([.D15]-[.$B$2])^2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16]-[.$A$1])^2 +([.D16]-[.$A$2])^2" office:value-type="float" office:value="8" calcext:value-type="float">
            <text:p>8</text:p>
          </table:table-cell>
          <table:table-cell table:formula="of:=([.C16]-[.$B$1])^2 +([.D16]-[.$B$2])^2"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formula="of:=([.C17]-[.$A$1])^2 +([.D17]-[.$A$2])^2" office:value-type="float" office:value="53" calcext:value-type="float">
            <text:p>53</text:p>
          </table:table-cell>
          <table:table-cell table:formula="of:=([.C17]-[.$B$1])^2 +([.D17]-[.$B$2])^2" office:value-type="float" office:value="113" calcext:value-type="float">
            <text:p>1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([.C19]-[.$A$1])^2 +([.D19]-[.$A$2])^2" office:value-type="float" office:value="202" calcext:value-type="float">
            <text:p>202</text:p>
          </table:table-cell>
          <table:table-cell table:formula="of:=([.C19]-[.$B$1])^2 +([.D19]-[.$B$2])^2"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[.C20]-[.$A$1])^2 +([.D20]-[.$A$2])^2" office:value-type="float" office:value="404" calcext:value-type="float">
            <text:p>404</text:p>
          </table:table-cell>
          <table:table-cell table:formula="of:=([.C20]-[.$B$1])^2 +([.D20]-[.$B$2])^2"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([.C21]-[.$A$1])^2 +([.D21]-[.$A$2])^2" office:value-type="float" office:value="125" calcext:value-type="float">
            <text:p>125</text:p>
          </table:table-cell>
          <table:table-cell table:formula="of:=([.C21]-[.$B$1])^2 +([.D21]-[.$B$2])^2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([.C22]-[.$A$1])^2 +([.D22]-[.$A$2])^2" office:value-type="float" office:value="481" calcext:value-type="float">
            <text:p>481</text:p>
          </table:table-cell>
          <table:table-cell table:formula="of:=([.C22]-[.$B$1])^2 +([.D22]-[.$B$2])^2" office:value-type="float" office:value="221" calcext:value-type="float">
            <text:p>2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([.C24]-[.$A$1])^2 +([.D24]-[.$A$2])^2" office:value-type="float" office:value="29" calcext:value-type="float">
            <text:p>29</text:p>
          </table:table-cell>
          <table:table-cell table:formula="of:=([.C24]-[.$B$1])^2 +([.D24]-[.$B$2])^2" office:value-type="float" office:value="389" calcext:value-type="float">
            <text:p>38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([.C25]-[.$A$1])^2 +([.D25]-[.$A$2])^2" office:value-type="float" office:value="73" calcext:value-type="float">
            <text:p>73</text:p>
          </table:table-cell>
          <table:table-cell table:formula="of:=([.C25]-[.$B$1])^2 +([.D25]-[.$B$2])^2" office:value-type="float" office:value="53" calcext:value-type="float">
            <text:p>5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([.C29]-[.$A$1])^2 +([.D29]-[.$A$2])^2" office:value-type="float" office:value="8" calcext:value-type="float">
            <text:p>8</text:p>
          </table:table-cell>
          <table:table-cell table:formula="of:=([.C29]-[.$B$1])^2 +([.D29]-[.$B$2])^2"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[.C30]-[.$A$1])^2 +([.D30]-[.$A$2])^2" office:value-type="float" office:value="53" calcext:value-type="float">
            <text:p>53</text:p>
          </table:table-cell>
          <table:table-cell table:formula="of:=([.C30]-[.$B$1])^2 +([.D30]-[.$B$2])^2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31]-[.$A$1])^2 +([.D31]-[.$A$2])^2" office:value-type="float" office:value="8" calcext:value-type="float">
            <text:p>8</text:p>
          </table:table-cell>
          <table:table-cell table:formula="of:=([.C31]-[.$B$1])^2 +([.D31]-[.$B$2])^2"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formula="of:=([.C32]-[.$A$1])^2 +([.D32]-[.$A$2])^2" office:value-type="float" office:value="53" calcext:value-type="float">
            <text:p>53</text:p>
          </table:table-cell>
          <table:table-cell table:formula="of:=([.C32]-[.$B$1])^2 +([.D32]-[.$B$2])^2" office:value-type="float" office:value="113" calcext:value-type="float">
            <text:p>1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formula="of:=([.C34]-[.$A$1])^2 +([.D34]-[.$A$2])^2" office:value-type="float" office:value="157" calcext:value-type="float">
            <text:p>157</text:p>
          </table:table-cell>
          <table:table-cell table:formula="of:=([.C34]-[.$B$1])^2 +([.D34]-[.$B$2])^2"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([.C35]-[.$A$1])^2 +([.D35]-[.$A$2])^2" office:value-type="float" office:value="194" calcext:value-type="float">
            <text:p>194</text:p>
          </table:table-cell>
          <table:table-cell table:formula="of:=([.C35]-[.$B$1])^2 +([.D35]-[.$B$2])^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[.C36]-[.$A$1])^2 +([.D36]-[.$A$2])^2" office:value-type="float" office:value="146" calcext:value-type="float">
            <text:p>146</text:p>
          </table:table-cell>
          <table:table-cell table:formula="of:=([.C36]-[.$B$1])^2 +([.D36]-[.$B$2])^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([.C37]-[.$A$1])^2 +([.D37]-[.$A$2])^2" office:value-type="float" office:value="205" calcext:value-type="float">
            <text:p>205</text:p>
          </table:table-cell>
          <table:table-cell table:formula="of:=([.C37]-[.$B$1])^2 +([.D37]-[.$B$2])^2"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23:13:46.847972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20:37:09.803375561</meta:creation-date>
    <dc:date>2014-11-13T00:07:00.895124434</dc:date>
    <meta:editing-duration>PT1H17M13S</meta:editing-duration>
    <meta:editing-cycles>2</meta:editing-cycles>
    <meta:generator>LibreOffice/4.3.3.2$Linux_X86_64 LibreOffice_project/430m0$Build-2</meta:generator>
    <meta:document-statistic meta:table-count="1" meta:cell-count="114" meta:object-count="0"/>
  </office:meta>
</office:document-meta>
</file>